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15">
      <style:table-cell-properties fo:border="thin solid #000000" style:vertical-align="middle" fo:wrap-option="wrap" fo:background-color="#9BBB5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5">
      <style:table-cell-properties fo:border="thin solid #000000" style:vertical-align="middle" fo:background-color="#9BBB5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5">
      <style:table-cell-properties fo:border="thin solid #000000" style:vertical-align="middle" fo:wrap-option="wrap" fo:background-color="#9BBB5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ce1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79916666666667cm" style:use-optimal-column-width="true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14.287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9.868958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40.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76.5pt" style:use-optimal-row-height="true" fo:break-before="auto"/>
    </style:style>
    <style:style style:name="ro8" style:family="table-row">
      <style:table-row-properties style:row-height="114.75pt" style:use-optimal-row-height="true" fo:break-before="auto"/>
    </style:style>
    <style:style style:name="ro9" style:family="table-row">
      <style:table-row-properties style:row-height="51pt" style:use-optimal-row-height="true" fo:break-before="auto"/>
    </style:style>
    <style:style style:name="ro10" style:family="table-row">
      <style:table-row-properties style:row-height="17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8_-_Coordenadore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number-columns-repeated="16378" table:default-cell-style-name="ce5"/>
        <table:table-row table:style-name="ro1">
          <table:table-cell office:value-type="string" table:number-columns-spanned="5" table:number-rows-spanned="1" table:style-name="ce21">
            <text:p>Dicionário de variáveis da pesquisa TIC Educação 2018</text:p>
            <text:p>Microdados referentes a unidade de análise Coordenador Pedagógico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11">
            <text:p>Tamanho</text:p>
          </table:table-cell>
          <table:table-cell office:value-type="string" table:style-name="ce12">
            <text:p>ID_variável</text:p>
          </table:table-cell>
          <table:table-cell office:value-type="string" table:style-name="ce13">
            <text:p>Descrição da variável</text:p>
          </table:table-cell>
          <table:table-cell office:value-type="string" table:style-name="ce13">
            <text:p>Tipo</text:p>
          </table:table-cell>
          <table:table-cell office:value-type="string" table:style-name="ce13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18">
            <text:p>8</text:p>
          </table:table-cell>
          <table:table-cell office:value-type="string" table:style-name="ce19">
            <text:p>ID_ESCOLA</text:p>
          </table:table-cell>
          <table:table-cell office:value-type="string" table:style-name="ce20">
            <text:p>Código de identificação da escola entre as bases de microdados</text:p>
          </table:table-cell>
          <table:table-cell office:value-type="string" table:style-name="ce20">
            <text:p>Numérico</text:p>
          </table:table-cell>
          <table:table-cell table:style-name="ce20"/>
          <table:table-cell table:number-columns-repeated="16379" table:style-name="ce17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15">
            <text:p>3</text:p>
          </table:table-cell>
          <table:table-cell office:value-type="string" table:style-name="ce16">
            <text:p>ESTRATO</text:p>
          </table:table-cell>
          <table:table-cell office:value-type="string" table:style-name="ce16">
            <text:p>Estrato amostral</text:p>
          </table:table-cell>
          <table:table-cell office:value-type="string" table:style-name="ce16">
            <text:p>Numérico</text:p>
          </table:table-cell>
          <table:table-cell table:style-name="ce16"/>
          <table:table-cell table:number-columns-repeated="16379" table:style-name="ce17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SERIE01</text:p>
          </table:table-cell>
          <table:table-cell office:value-type="string" table:style-name="ce6">
            <text:p>O coordenador pedagógico é responsável pelo 5º ano do ensino fundamental (antiga 4ª série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SERIE02</text:p>
          </table:table-cell>
          <table:table-cell office:value-type="string" table:style-name="ce6">
            <text:p>O coordenador pedagógico é responsável pelo 9º ano do ensino fundamental (antiga 8ª série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SERIE03</text:p>
          </table:table-cell>
          <table:table-cell office:value-type="string" table:style-name="ce6">
            <text:p>O coordenador pedagógico é responsável pelo 2º ano do ensino médi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5">
          <table:table-cell table:style-name="ce7"/>
          <table:table-cell office:value-type="string" table:style-name="ce6">
            <text:p>SERIE_RESPON</text:p>
          </table:table-cell>
          <table:table-cell office:value-type="string" table:style-name="ce6">
            <text:p>Série na qual o coordenador pedagógico é a pessoa responsável e na qual ele está respondendo a pesquis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º ano do ensino fundamental"</text:p>
            <text:p>2 = "9º ano do ensino fundamental"</text:p>
            <text:p>3 = "2º ano do ensino médio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eminino"</text:p>
            <text:p>2 = "Masculino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9999999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Cor ou raça (classificação da população utilizada pel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Branca"</text:p>
            <text:p>2 = "Preta"</text:p>
            <text:p>3 = "Parda"</text:p>
            <text:p>4 = "Amarela"</text:p>
            <text:p>5 = "Indígena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RENDA_PESSOAL_2018</text:p>
          </table:table-cell>
          <table:table-cell office:value-type="string" table:style-name="ce6">
            <text:p>Renda pessoal no último mês</text:p>
          </table:table-cell>
          <table:table-cell table:style-name="ce6"/>
          <table:table-cell office:value-type="string" table:style-name="ce6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RENDA_FAMILIAR_2018</text:p>
          </table:table-cell>
          <table:table-cell office:value-type="string" table:style-name="ce6">
            <text:p>Renda familiar no último mês</text:p>
          </table:table-cell>
          <table:table-cell table:style-name="ce6"/>
          <table:table-cell office:value-type="string" table:style-name="ce6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RENDA_F_TAB</text:p>
          </table:table-cell>
          <table:table-cell office:value-type="string" table:style-name="ce6">
            <text:p>Renda Familiar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RENDA_P_TAB</text:p>
          </table:table-cell>
          <table:table-cell office:value-type="string" table:style-name="ce6">
            <text:p>Renda Pessoal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A</text:p>
          </table:table-cell>
          <table:table-cell office:value-type="string" table:style-name="ce6">
            <text:p>O coordenador pedagógico concluiu o ensino médio <text:s/>(antigo 2º grau) – magistéri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B</text:p>
          </table:table-cell>
          <table:table-cell office:value-type="string" table:style-name="ce6">
            <text:p>O coordenador pedagógico concluiu o ensino médio – Técnico/Profissionalizan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C</text:p>
          </table:table-cell>
          <table:table-cell office:value-type="string" table:style-name="ce6">
            <text:p>O coordenador pedagógico concluiu o ensino médio <text:s/>(antigo 2º grau) –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D</text:p>
          </table:table-cell>
          <table:table-cell office:value-type="string" table:style-name="ce6">
            <text:p>O coordenador pedagógico concluiu o ensino superior - Pedagog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E</text:p>
          </table:table-cell>
          <table:table-cell office:value-type="string" table:style-name="ce6">
            <text:p>O coordenador pedagógico concluiu o ensino superior - Magistério /Normal Superi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F</text:p>
          </table:table-cell>
          <table:table-cell office:value-type="string" table:style-name="ce6">
            <text:p>O coordenador pedagógico concluiu o ensino superior - Licenciatura em Matemáti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G</text:p>
          </table:table-cell>
          <table:table-cell office:value-type="string" table:style-name="ce6">
            <text:p>O coordenador pedagógico concluiu o ensino superior - Licenciatura em Letr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H</text:p>
          </table:table-cell>
          <table:table-cell office:value-type="string" table:style-name="ce6">
            <text:p>O coordenador pedagógico concluiu o ensino superior -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14">
            <text:p>2</text:p>
          </table:table-cell>
          <table:table-cell office:value-type="string" table:style-name="ce10">
            <text:p>P4_I</text:p>
          </table:table-cell>
          <table:table-cell office:value-type="string" table:style-name="ce10">
            <text:p>O coordenador pedagógico concluiu curso de especialização (360)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9">
            <text:p>2</text:p>
          </table:table-cell>
          <table:table-cell office:value-type="string" table:style-name="ce9">
            <text:p>P4_J</text:p>
          </table:table-cell>
          <table:table-cell office:value-type="string" table:style-name="ce9">
            <text:p>O coordenador pedagógico concluiu o mestrado?</text:p>
          </table:table-cell>
          <table:table-cell office:value-type="string" table:style-name="ce9">
            <text:p>Numérico</text:p>
          </table:table-cell>
          <table:table-cell office:value-type="string" table:style-name="ce9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9">
            <text:p>2</text:p>
          </table:table-cell>
          <table:table-cell office:value-type="string" table:style-name="ce9">
            <text:p>P4_K</text:p>
          </table:table-cell>
          <table:table-cell office:value-type="string" table:style-name="ce9">
            <text:p>O coordenador pedagógico concluiu o doutorado?</text:p>
          </table:table-cell>
          <table:table-cell office:value-type="string" table:style-name="ce9">
            <text:p>Numérico</text:p>
          </table:table-cell>
          <table:table-cell office:value-type="string" table:style-name="ce9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6</text:p>
          </table:table-cell>
          <table:table-cell office:value-type="string" table:style-name="ce6">
            <text:p>O coordenador pedagógico já usou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7</text:p>
          </table:table-cell>
          <table:table-cell office:value-type="string" table:style-name="ce6">
            <text:p>Quando o coordenador pedagógico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Entre 3 e 12 meses"</text:p>
            <text:p>3 = Mais de 12 meses atrá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8</text:p>
          </table:table-cell>
          <table:table-cell office:value-type="string" table:style-name="ce6">
            <text:p>A escola te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9_A</text:p>
          </table:table-cell>
          <table:table-cell office:value-type="string" table:style-name="ce6">
            <text:p>O projeto pedagógico dessa escola prevê o uso d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9_B</text:p>
          </table:table-cell>
          <table:table-cell office:value-type="string" table:style-name="ce6">
            <text:p>O projeto pedagógico dessa escola contém orientações sobre como usar a Internet nas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0_B</text:p>
          </table:table-cell>
          <table:table-cell office:value-type="string" table:style-name="ce6">
            <text:p>Qual ação o coordenador pedagógico considera prioritária para integrar o uso do computador e Internet em práticas pedagógic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umentar o número de computadores por aluno"</text:p>
            <text:p>2 = "Aumentar o número de computadores conectados à Internet"</text:p>
            <text:p>3 = "Aumentar a velocidade de acesso à Internet"</text:p>
            <text:p>4 = "Melhorar as habilidades e competências dos professores no uso das tecnologias"</text:p>
            <text:p>5 = "Melhorar as habilidades e competências dos alunos no uso das tecnologias"</text:p>
            <text:p>6 = "Desenvolver novas práticas de ensino que envolvam o uso de computador e Internet"</text:p>
            <text:p>7 = "Outra"</text:p>
            <text:p>96 = "Nenhuma dessas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</text:p>
          </table:table-cell>
          <table:table-cell office:value-type="string" table:style-name="ce6">
            <text:p>Nos últimos 12 meses, a escola realizou alguma formação para professores sobre o uso de computador e Internet nas prática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A</text:p>
          </table:table-cell>
          <table:table-cell office:value-type="string" table:style-name="ce6">
            <text:p>Nos últimos 12 meses, você participou de cursos, debates ou palestras sobre diretrizes curriculares para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B</text:p>
          </table:table-cell>
          <table:table-cell office:value-type="string" table:style-name="ce6">
            <text:p>Nos últimos 12 meses, você participou de cursos, debates ou palestras sobre programas de computador ou aplicativos de criação de conteúdo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C</text:p>
          </table:table-cell>
          <table:table-cell office:value-type="string" table:style-name="ce6">
            <text:p>Nos últimos 12 meses, você participou de cursos, debates ou palestras sobre uso de tecnologias na avaliação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D</text:p>
          </table:table-cell>
          <table:table-cell office:value-type="string" table:style-name="ce6">
            <text:p>Nos últimos 12 meses, você participou de cursos, debates ou palestras sobre licenças de uso de recursos educacionais obti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E</text:p>
          </table:table-cell>
          <table:table-cell office:value-type="string" table:style-name="ce6">
            <text:p>Nos últimos 12 meses, você participou de cursos, debates ou palestras sobre uso de tecnologias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F</text:p>
          </table:table-cell>
          <table:table-cell office:value-type="string" table:style-name="ce6">
            <text:p>Nos últimos 12 meses, você participou de cursos, debates ou palestras sobre divulgação de dados dos alunos e da escola na Internet, como por exemplo, fotos, vídeos, textos ou dados pesso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A</text:p>
          </table:table-cell>
          <table:table-cell office:value-type="string" table:style-name="ce6">
            <text:p>E nos últimos 12 meses, esta escola promoveu algum curso, debate ou palestra sobre diretrizes curriculares para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B</text:p>
          </table:table-cell>
          <table:table-cell office:value-type="string" table:style-name="ce6">
            <text:p>E nos últimos 12 meses, esta escola promoveu algum curso, debate ou palestra sobre programas de computador ou aplicativos de criação de conteúdo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C</text:p>
          </table:table-cell>
          <table:table-cell office:value-type="string" table:style-name="ce6">
            <text:p>E nos últimos 12 meses, esta escola promoveu algum curso, debate ou palestra sobre uso de tecnologias na avaliação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D</text:p>
          </table:table-cell>
          <table:table-cell office:value-type="string" table:style-name="ce6">
            <text:p>E nos últimos 12 meses, esta escola promoveu algum curso, debate ou palestra sobre licenças de uso de recursos educacionais obti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E</text:p>
          </table:table-cell>
          <table:table-cell office:value-type="string" table:style-name="ce6">
            <text:p>E nos últimos 12 meses, esta escola promoveu algum curso, debate ou palestra sobre uso de tecnologias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F</text:p>
          </table:table-cell>
          <table:table-cell office:value-type="string" table:style-name="ce6">
            <text:p>E nos últimos 12 meses, esta escola promoveu algum curso, debate ou palestra sobre divulgação de dados dos alunos e da escola na Internet, como por exemplo, fotos, vídeos, textos ou dados pesso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2</text:p>
          </table:table-cell>
          <table:table-cell office:value-type="string" table:style-name="ce6">
            <text:p>No processo de escolha do material didático, a escola dá preferência a livros didáticos ou apostilas que venham acompanhados de material digital, que possam ser utilizados no computador ou na Internet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A</text:p>
          </table:table-cell>
          <table:table-cell office:value-type="string" table:style-name="ce6">
            <text:p>Você concorda, não concorda nem discorda ou discorda que os professores dessa escola usam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B</text:p>
          </table:table-cell>
          <table:table-cell office:value-type="string" table:style-name="ce6">
            <text:p>Você concorda, não concorda nem discorda ou discorda que Os professores dessa escola sabem como usar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C</text:p>
          </table:table-cell>
          <table:table-cell office:value-type="string" table:style-name="ce6">
            <text:p>Você concorda, não concorda nem discorda ou discorda que A velocidade da Internet dessa escola possibilita o seu uso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D</text:p>
          </table:table-cell>
          <table:table-cell office:value-type="string" table:style-name="ce6">
            <text:p>Você concorda, não concorda nem discorda ou discorda que os professores dessa escola receberam formação para trabalhar com computador e Internet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E</text:p>
          </table:table-cell>
          <table:table-cell office:value-type="string" table:style-name="ce6">
            <text:p>Você concorda, não concorda nem discorda ou discorda que os alunos dessa escola usam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A</text:p>
          </table:table-cell>
          <table:table-cell office:value-type="string" table:style-name="ce6">
            <text:p>O quanto concorda que os professores passaram a adotar novos métodos pedagógic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B</text:p>
          </table:table-cell>
          <table:table-cell office:value-type="string" table:style-name="ce6">
            <text:p>O quanto concorda que os professores passaram a fazer avaliações mais individualizadas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C</text:p>
          </table:table-cell>
          <table:table-cell office:value-type="string" table:style-name="ce6">
            <text:p>O quanto concorda que os professores passaram a ter acesso a materiais mais diversificados / de melhor qualida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D</text:p>
          </table:table-cell>
          <table:table-cell office:value-type="string" table:style-name="ce6">
            <text:p>O quanto concorda que os professores passaram a colaborar mais com outros colega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E</text:p>
          </table:table-cell>
          <table:table-cell office:value-type="string" table:style-name="ce6">
            <text:p>O quanto concorda que os professores passaram a ter contato com educadores e com especialistas de outras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F</text:p>
          </table:table-cell>
          <table:table-cell office:value-type="string" table:style-name="ce6">
            <text:p>O quanto concorda que os professores passaram a cumprir suas tarefas administrativas com maior facilida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G</text:p>
          </table:table-cell>
          <table:table-cell office:value-type="string" table:style-name="ce6">
            <text:p>O quanto concorda que a quantidade de trabalho dos professores diminuiu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A</text:p>
          </table:table-cell>
          <table:table-cell office:value-type="string" table:style-name="ce6">
            <text:p>Por conta da introdução do computador e da Internet a escola passou a discutir com os professores sobre o uso do computador e da Internet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B</text:p>
          </table:table-cell>
          <table:table-cell office:value-type="string" table:style-name="ce6">
            <text:p>Por conta da introdução do computador e da Internet a escola passou a consultar os professores sobre suas expectativas de mudanças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C</text:p>
          </table:table-cell>
          <table:table-cell office:value-type="string" table:style-name="ce6">
            <text:p>Por conta da introdução do computador e da Internet a escola passou a debater com os alunos sobre as mudanças nas atividades em class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D</text:p>
          </table:table-cell>
          <table:table-cell office:value-type="string" table:style-name="ce6">
            <text:p>Por conta da introdução do computador e da Internet a escola passou a debater com os pais sobre as mudanças nas atividades em class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E</text:p>
          </table:table-cell>
          <table:table-cell office:value-type="string" table:style-name="ce6">
            <text:p>Por conta da introdução do computador e da Internet a escola passou a orientar alunos e pais sobre como utilizar a Internet com seguranç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A</text:p>
          </table:table-cell>
          <table:table-cell office:value-type="string" table:style-name="ce6">
            <text:p>Grau de dificuldade em utilizar a Internet para fins pedagógicos por ausência de suporte técnico e manutençã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B</text:p>
          </table:table-cell>
          <table:table-cell office:value-type="string" table:style-name="ce6">
            <text:p>Grau de dificuldade em utilizar a Internet para fins pedagógicos por falta de apoio pedagógico aos professores para o uso da Internet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C</text:p>
          </table:table-cell>
          <table:table-cell office:value-type="string" table:style-name="ce6">
            <text:p>Grau de dificuldade em utilizar a Internet para fins pedagógicos por número insuficiente de computadores conectados à Internet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D</text:p>
          </table:table-cell>
          <table:table-cell office:value-type="string" table:style-name="ce6">
            <text:p>Grau de dificuldade em utilizar a Internet para fins pedagógicos por baixa velocidade na conexão de Internet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E</text:p>
          </table:table-cell>
          <table:table-cell office:value-type="string" table:style-name="ce6">
            <text:p>Grau de dificuldade em utilizar a Internet para fins pedagógicos por número insuficiente de computadores por alun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F</text:p>
          </table:table-cell>
          <table:table-cell office:value-type="string" table:style-name="ce6">
            <text:p>Grau de dificuldade em utilizar a Internet para fins pedagógicos por equipamentos obsoletos/ultrapassados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G</text:p>
          </table:table-cell>
          <table:table-cell office:value-type="string" table:style-name="ce6">
            <text:p>Grau de dificuldade em utilizar a Internet para fins pedagógicos por pressão/falta de tempo para cumprir com o conteúdo previst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H</text:p>
          </table:table-cell>
          <table:table-cell office:value-type="string" table:style-name="ce6">
            <text:p>Grau de dificuldade em utilizar a Internet para fins pedagógicos por pressão para conseguir boas notas nas avaliações de desempenh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7_A</text:p>
          </table:table-cell>
          <table:table-cell office:value-type="string" table:style-name="ce6">
            <text:p>Considerando o planejamento e as atividades desenvolvidas, esta escola Promoveu atividades que orientassem os alunos a enfrentar situações ocorridas na Internet relacionadas a bullying, discriminação, assédio, disseminação de imagens sem consentimento dele, entre outr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7_B</text:p>
          </table:table-cell>
          <table:table-cell office:value-type="string" table:style-name="ce6">
            <text:p>Considerando o planejamento e as atividades desenvolvidas, esta escola Estimulou seus alunos a debaterem sobre problemas que enfrentam na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7_C</text:p>
          </table:table-cell>
          <table:table-cell office:value-type="string" table:style-name="ce6">
            <text:p>Considerando o planejamento e as atividades desenvolvidas, esta escola Promoveu um debate com os alunos sobre como usar a Internet de forma segur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7_D</text:p>
          </table:table-cell>
          <table:table-cell office:value-type="string" table:style-name="ce6">
            <text:p>Considerando o planejamento e as atividades desenvolvidas, esta escola Promoveu atividades para os professores sobre como orientar os alunos para o uso segur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PESO</text:p>
          </table:table-cell>
          <table:table-cell table:style-name="ce6"/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496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8_-_Coordenador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Emerson</meta:initial-creator>
    <dc:creator>Fabricio Torres</dc:creator>
    <meta:creation-date>2013-10-08T19:05:20Z</meta:creation-date>
    <dc:date>2021-01-08T13:16:48Z</dc:date>
    <meta:print-date>2014-01-18T15:59:50Z</meta:print-date>
    <meta:user-defined meta:name="WorkbookGuid">1fdeaa1b-1065-44c6-a12d-c0357563eb42</meta:user-defined>
  </office:meta>
</office:document-meta>
</file>